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line-height="115%"/>
      <style:text-properties officeooo:rsid="00175eb9" officeooo:paragraph-rsid="00175eb9"/>
    </style:style>
    <style:style style:name="P5" style:family="paragraph" style:parent-style-name="normal">
      <style:text-properties officeooo:rsid="00175eb9" officeooo:paragraph-rsid="00175eb9"/>
    </style:style>
    <style:style style:name="P6" style:family="paragraph" style:parent-style-name="normal">
      <style:paragraph-properties fo:margin-left="0cm" fo:margin-right="0cm" fo:text-indent="0cm" style:auto-text-indent="false"/>
    </style:style>
    <style:style style:name="P7" style:family="paragraph" style:parent-style-name="normal">
      <style:paragraph-properties fo:margin-left="0cm" fo:margin-right="0cm" fo:line-height="150%" fo:text-indent="0cm" style:auto-text-indent="false"/>
    </style:style>
    <style:style style:name="P8" style:family="paragraph" style:parent-style-name="normal" style:master-page-name="Standard">
      <style:paragraph-properties fo:text-align="center" style:justify-single-word="false" style:page-number="1"/>
      <style:text-properties fo:font-size="13pt" fo:font-weight="bold" officeooo:rsid="00175eb9" officeooo:paragraph-rsid="00175eb9" style:font-size-asian="13pt" style:font-weight-asian="bold" style:font-size-complex="13pt"/>
    </style:style>
    <style:style style:name="P9" style:family="paragraph" style:parent-style-name="normal">
      <style:text-properties fo:font-size="13pt" fo:font-weight="bold" style:font-size-asian="13pt" style:font-weight-asian="bold" style:font-size-complex="13pt"/>
    </style:style>
    <style:style style:name="P10" style:family="paragraph" style:parent-style-name="normal">
      <style:text-properties fo:font-size="12pt" fo:font-weight="bold" style:font-size-asian="12pt" style:font-weight-asian="bold" style:font-size-complex="12pt"/>
    </style:style>
    <style:style style:name="P11" style:family="paragraph" style:parent-style-name="normal">
      <style:paragraph-properties fo:line-height="115%"/>
      <style:text-properties fo:font-size="12pt" fo:font-weight="bold" style:font-size-asian="12pt" style:font-weight-asian="bold" style:font-size-complex="12pt"/>
    </style:style>
    <style:style style:name="P12" style:family="paragraph" style:parent-style-name="normal">
      <style:text-properties officeooo:rsid="001c9cb9" officeooo:paragraph-rsid="001c9cb9"/>
    </style:style>
    <style:style style:name="P13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  <style:text-properties officeooo:rsid="001c9cb9" officeooo:paragraph-rsid="001c9cb9"/>
    </style:style>
    <style:style style:name="P15" style:family="paragraph" style:parent-style-name="normal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normal">
      <style:paragraph-properties fo:margin-left="0cm" fo:margin-right="0cm" fo:line-height="150%" fo:text-indent="0cm" style:auto-text-indent="false"/>
      <style:text-properties fo:font-weight="bold" style:font-weight-asian="bold"/>
    </style:style>
    <style:style style:name="P17" style:family="paragraph" style:parent-style-name="normal">
      <style:paragraph-properties fo:margin-left="0cm" fo:margin-right="0cm" fo:line-height="150%" fo:text-indent="0cm" style:auto-text-indent="false"/>
      <style:text-properties officeooo:paragraph-rsid="001ded89"/>
    </style:style>
    <style:style style:name="P18" style:family="paragraph" style:parent-style-name="normal">
      <style:paragraph-properties fo:margin-left="0cm" fo:margin-right="0cm" fo:text-indent="0cm" style:auto-text-indent="false"/>
      <style:text-properties officeooo:rsid="001f42c6" officeooo:paragraph-rsid="001f42c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5eb9" style:font-weight-asian="bold"/>
    </style:style>
    <style:style style:name="T3" style:family="text">
      <style:text-properties fo:font-weight="bold" officeooo:rsid="001829a2" style:font-weight-asian="bold"/>
    </style:style>
    <style:style style:name="T4" style:family="text">
      <style:text-properties fo:font-weight="bold" officeooo:rsid="001f42c6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fo:font-size="12pt" fo:font-weight="bold" style:font-size-asian="12pt" style:font-weight-asian="bold" style:font-size-complex="12pt"/>
    </style:style>
    <style:style style:name="T8" style:family="text">
      <style:text-properties officeooo:rsid="00175eb9"/>
    </style:style>
    <style:style style:name="T9" style:family="text">
      <style:text-properties officeooo:rsid="001829a2"/>
    </style:style>
    <style:style style:name="T10" style:family="text">
      <style:text-properties officeooo:rsid="0019f79a"/>
    </style:style>
    <style:style style:name="T11" style:family="text">
      <style:text-properties officeooo:rsid="001ded89"/>
    </style:style>
    <style:style style:name="T12" style:family="text">
      <style:text-properties officeooo:rsid="001f42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oão Pedro de Oliveira Molina</text:p>
      <text:p text:style-name="P1"><text:span text:style-name="T1">(</text:span><text:span text:style-name="T2">123</text:span><text:span text:style-name="T1">)</text:span><text:span text:style-name="T2">7777 -7777</text:span></text:p>
      <text:p text:style-name="P1"><text:a xlink:type="simple" xlink:href="mailto:seumelhoremail@xx.com" text:style-name="Standard" text:visited-style-name="Standard"><text:span text:style-name="T5">seumelhoremail@xx.com</text:span></text:a></text:p>
      <text:p text:style-name="P1"><text:span text:style-name="T3">instagram</text:span><text:span text:style-name="T1">:</text:span> @<text:span text:style-name="T8">m0lina_joao</text:span> </text:p>
      <text:p text:style-name="P9"/>
      <text:p text:style-name="P2"/>
      <text:p text:style-name="P11">OBJETIVO</text:p>
      <text:p text:style-name="P4">tenho o objetivo de beneficiar a empresa através das minhas capacidades, <text:span text:style-name="T10">me comprometo com muita dedicação e esforço, sempre com objetivo de melhorar cada vez mais.</text:span></text:p>
      <text:p text:style-name="P3"/>
      <text:p text:style-name="normal"/>
      <text:p text:style-name="P10">FORMAÇÃO ACADÊMICA</text:p>
      <text:p text:style-name="P5">ensino fundamental e médio completo, <text:span text:style-name="T11">faculdade</text:span><text:span text:style-name="T9"> de adm completo.</text:span></text:p>
      <text:p text:style-name="normal"/>
      <text:p text:style-name="normal"/>
      <text:p text:style-name="normal"><text:span text:style-name="T6">PROJETOS </text:span><text:span text:style-name="T7">(será um bom diferencial, principalmente caso não tenha experiência profissional)</text:span></text:p>
      <text:p text:style-name="P12"><text:s text:c="3"/>Jogo do ping-pong</text:p>
      <text:p text:style-name="P12">Usei a tecnologia Scratch para criar esse jogo, apenas com modo contra o conputador, é simples de entender <text:span text:style-name="T11">e um ótimo passa-tempo.</text:span></text:p>
      <text:p text:style-name="normal"/>
      <text:p text:style-name="normal"/>
      <text:p text:style-name="normal"/>
      <text:p text:style-name="normal"><text:span text:style-name="T6">TECNOLOGIAS </text:span><text:span text:style-name="T7">(aqui você lista as tecnologias, ferramentas e linguagens que você conhece)</text:span></text:p>
      <text:list xml:id="list3451487847" text:style-name="WWNum1">
        <text:list-item>
          <text:p text:style-name="P14">Scratch</text:p>
        </text:list-item>
        <text:list-item>
          <text:p text:style-name="P14">html,css</text:p>
        </text:list-item>
        <text:list-item>
          <text:p text:style-name="P14">p5.js</text:p>
        </text:list-item>
        <text:list-item>
          <text:p text:style-name="P14">Java Script</text:p>
        </text:list-item>
      </text:list>
      <text:p text:style-name="P6"/>
      <text:p text:style-name="P6"/>
      <text:p text:style-name="P15">EXPERIÊNCIA PROFISSIONAL</text:p>
      <text:p text:style-name="P6"/>
      <text:p text:style-name="P17"><text:s/><text:span text:style-name="T11">fábrica</text:span> <text:span text:style-name="T11">Previência Jeans </text:span>(<text:span text:style-name="T11">20</text:span><text:span text:style-name="T12">15</text:span> - <text:span text:style-name="T12">2022</text:span>)</text:p>
      <text:p text:style-name="P7"><text:span text:style-name="T1">Cargo: </text:span><text:span text:style-name="T4">costureiro travete e auxiliar</text:span></text:p>
      <text:p text:style-name="P16">Atividades:</text:p>
      <text:list xml:id="list3550091028" text:style-name="WWNum2">
        <text:list-item>
          <text:p text:style-name="P13"><text:span text:style-name="T12">costureiro travete</text:span>: <text:span text:style-name="T12">travetar as peças propostas</text:span></text:p>
        </text:list-item>
        <text:list-item>
          <text:p text:style-name="P13"><text:span text:style-name="T12">auxiliar</text:span>: <text:span text:style-name="T12">cortar linha, pregar rebite, botão, cortar passante etc.</text:span></text:p>
        </text:list-item>
        <text:list-item>
          <text:p text:style-name="P13"/>
        </text:list-item>
      </text:list>
      <text:p text:style-name="P6"/>
      <text:p text:style-name="P15">CURSOS | CERTIFICAÇÕES</text:p>
      <text:p text:style-name="P6"><text:soft-page-break/><text:span text:style-name="T12">curso de Agronomia</text:span> – <text:span text:style-name="T12">Colégio Geração</text:span> - (<text:span text:style-name="T12">2018</text:span> - <text:span text:style-name="T12">2020</text:span>)</text:p>
      <text:p text:style-name="P6"/>
      <text:p text:style-name="P15">IDIOMAS</text:p>
      <text:p text:style-name="P18">inglês fluente</text:p>
      <text:p text:style-name="P6"><text:span text:style-name="T4">inglês</text:span> - <text:span text:style-name="T12">Fisk</text:span> (<text:span text:style-name="T12">2017</text:span> - <text:span text:style-name="T12">2020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8T13:40:42.237920358</dc:date>
    <meta:editing-duration>PT11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158" meta:character-count="1052" meta:non-whitespace-character-count="922"/>
  </office:meta>
</office:document-meta>
</file>